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66b3" draw:marker-start-width="0.358cm" draw:marker-end-width="0.358cm" draw:fill="none" draw:textarea-horizontal-align="justify" draw:textarea-vertical-align="middle" draw:auto-grow-height="false" fo:min-height="1.85cm" fo:min-width="3.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66b3" draw:marker-start-width="0.358cm" draw:marker-end-width="0.358cm" draw:fill="none" draw:textarea-horizontal-align="justify" draw:textarea-vertical-align="middle" draw:auto-grow-height="false" fo:min-height="1.746cm" fo:min-width="3.696cm" fo:padding-top="0.177cm" fo:padding-bottom="0.177cm" fo:padding-left="0.302cm" fo:padding-right="0.302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cm" svg:height="2.1cm" svg:x="1.7cm" svg:y="9.2cm">
          <text:p text:style-name="P1"><text:span text:style-name="T1">Acquire M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1cm" svg:x="6.3cm" svg:y="9.2cm">
          <text:p text:style-name="P1"><text:span text:style-name="T1">Plan </text:span></text:p>
          <text:p text:style-name="P1"><text:span text:style-name="T1">Trajecto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1cm" svg:x="10.9cm" svg:y="9.2cm">
          <text:p text:style-name="P1"><text:span text:style-name="T1">CT With 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1cm" svg:x="6.3cm" svg:y="6.7cm">
          <text:p text:style-name="P1"><text:span text:style-name="T1">Define </text:span></text:p>
          <text:p text:style-name="P1"><text:span text:style-name="T1">Anatomical </text:span></text:p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1cm" svg:x="6.3cm" svg:y="11.6cm">
          <text:p text:style-name="P1"><text:span text:style-name="T1">Coregister</text:span></text:p>
          <text:p text:style-name="P1"><text:span text:style-name="T1">M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1cm" svg:x="15.5cm" svg:y="9.2cm">
          <text:p text:style-name="P1"><text:span text:style-name="T1">Set Frame </text:span></text:p>
          <text:p text:style-name="P1"><text:span text:style-name="T1">Coordin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1cm" svg:x="15.5cm" svg:y="11.6cm">
          <text:p text:style-name="P1"><text:span text:style-name="T1">Refine With</text:span></text:p>
          <text:p text:style-name="P1"><text:span text:style-name="T1">Electrophy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1cm" svg:x="20.1cm" svg:y="9.2cm">
          <text:p text:style-name="P1"><text:span text:style-name="T1">Localize </text:span></text:p>
          <text:p text:style-name="P1"><text:span text:style-name="T1">Electr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01:15:06.051616893</meta:creation-date>
    <dc:date>2019-06-12T01:26:34.463084132</dc:date>
    <meta:editing-duration>PT1M18S</meta:editing-duration>
    <meta:editing-cycles>1</meta:editing-cycles>
    <meta:document-statistic meta:object-count="8"/>
    <meta:generator>LibreOffice/6.0.7.3$Linux_X86_64 LibreOffice_project/00m0$Build-3</meta:generator>
  </office:meta>
</office:document-meta>
</file>